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6.2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en_try_correspond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bien_trait_name</text:p>
          </table:table-cell>
          <table:table-cell table:style-name="ce3" office:value-type="string" calcext:value-type="string">
            <text:p>try_trait_id</text:p>
          </table:table-cell>
          <table:table-cell table:style-name="ce3" office:value-type="string" calcext:value-type="string">
            <text:p>try_trait_name</text:p>
          </table:table-cell>
          <table:table-cell table:style-name="ce3" office:value-type="string" calcext:value-type="string">
            <text:p>identical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match</text:p>
          </table:table-cell>
          <table:table-cell table:style-name="ce3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Flower calyx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Flower corolla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color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Flower stipe co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 typ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Inflorescence length (height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Inflorescence length carrying flowe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orescence length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Inflorescence length carrying bulble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Leaf area (in case of compound leaves undefined if leaf or leaflet, petiole and rhachis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Leaf area (in case of compound leaves: leaf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Leaf area (in case of compound leaves: leaflet, petiole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Leaf area (in case of compound leaves: leaf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Leaf area (in case of compound leaves: leaflet, petiole in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Leaf area (in case of compound leaves: leaflet, undefined if petiole is in- or excluded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Leaf area in BIEN doesn’t specify if it is measured on leaflet or with/without peti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Leaf area (in case of compound leaves undefined if leaf or leaflet, undefined if petiole is in- or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086" calcext:value-type="float">
            <text:p>3086</text:p>
          </table:table-cell>
          <table:table-cell office:value-type="string" calcext:value-type="string">
            <text:p>Leaf area per leaf dry mass (specific leaf area, SLA or 1/LMA) petiole, rhachis and midrib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LA in BIEN doesn’t specify if petiole and other structure is included/exclu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af carbon (C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Leaf carbon (C) content per dry mass (senescent leave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eaf carbon/nitrogen (C/N)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compoundne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af compound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af dry mass (single leaf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specify if it’s the mass of a single lea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Leaf dry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af petiole dry mass per petiole fresh mass (leaf petiole dry matter content; LDMC petiol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Leaf dry mass per fresh mass (cotyledons, cotyledon LDMC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Leaf rhachis dry mass per leaf rhachis fresh mass (leaf rhachis dry matter content; LDMC rachi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fresh mas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eaf fresh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fresh mass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Leaf fresh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f texture (sclerophylly, physical strength, toughnes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encompasses much more in this trait than simply the leaf lamina fracture tough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life sp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f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af nitrogen (N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f nitrogen (N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Leaf nitrogen (N) content per dry mass (cotyledo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Leaf nitrogen (N) content per dry mass (senescent leave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f phosphorus (P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af phosphorus (P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otosynthesis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otosynthesis rate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There are no reported leaf growth rates in T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trait is specifically for H2O where as TRY is general stomata con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Stomata conductance: potential stomatal conductance index (PCI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Stomata conductance per leaf area: night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Stomata conductance per leaf area at turgor loss po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Stomata conductance per leaf area: preda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Stomata conductance per leaf area: midd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Stomata conductance per leaf area: predawn to midday 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Stomata conductance: potential stomatal conductance index (PCI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considers longest longevity so is expecting one trait per species while TRY considers measured longitiv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fruit length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ax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fruit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af length excluding petiole (leaf lamina length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reports minim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Plant height generati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float" office:value="2956" calcext:value-type="float">
            <text:p>2956</text:p>
          </table:table-cell>
          <table:table-cell office:value-type="string" calcext:value-type="string">
            <text:p>Flower onset of flowering (first flowering date, flowering beginning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traits are in degree days rather actual d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lant reproductive phenology timing (flowering time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ncludes more variables than strictly the flowering duration (also include seed maturation measurement for examp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 fruiting duration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No traits in TRY really correspond, casting a very wide definition TraitID 335 could be considered similar in some rare occas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oars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lant biomass and allometry: Coarse root dry mass per pl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lant biomass and allometry: Coarse root dry mass per plant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lant biomass and allometry: Fine root dry mass per plant dry m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Plant biomass and allometry: Root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Root dry mass per ground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Plant biomass and allometry: Fine root dry mass per pl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ine root dry mass per ground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doesn’t specify which kind of root are consider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 dry mas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lant biomass and allometry: Root mass fraction (fraction of root dry mass per whole plant dry mas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Seed width to length 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dry mas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lant biomass and allometry: Stem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relative growth ra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lant growth rate relative (plant relative growth rate, RGR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relative growth rat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Plant growth r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RY includes more measurements than radial growth o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, stem dry mass per stem fresh volume) or wood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Stem specific density (SSD, stem dry mass per stem fresh volume) or wood density: twigs and branch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Stem specific density (SSD, stem dry mass per stem fresh volume) or wood density: wood density of w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Stem specific density (SSD, stem dry mass per stem fresh volume) or wood density: heartw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Stem specific density (SSD, stem dry mass per stem fresh volume) or wood density: sapw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Stem specific density (SSD, stem dry mass per stem fresh volume) or wood density: bran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Stem specific density (SSD, stem dry mass per stem fresh volume) or wood density: twig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Coarse root wood density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Stem specific density (SSD, stem dry mass per stem fresh volume) or wood density: ste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Stem specific density (SSD, stem dry mass per stem fresh volume) or wood density: bran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em conduit cross-sectional area (vessels and tracheid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tell if it also includes trachei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Stem wood cross-section: fraction of vessel lum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lumen are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tem conduit lumen cross-sectional area (vessels and tracheids) per stem sapwood cross-sectional 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sel numb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em conduit density (vessels and tracheid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he level of detail between BIEN and TRY is not the s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lant growth form simple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his TRY trait is consolidated and better correspond to BIEN catego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Plant growth form detailed consolidat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These traits give the different possible plant growth 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BIEN doesn’t specify their understanding of “plant height” so it is assumed to be vegetative but we cannot be as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lant ontogeny: age of maturity (first flower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offers many more values than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lower se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IEN has fewer levels of traits while TRY offer many distinct trait 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Flower sexual syndrome (dichogamy, cleistogamy, dioecious, monoeciou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TRY doesn’t standardize the values as much as BIEN</text:p>
          </table:table-cell>
          <table:table-cell table:number-columns-repeated="1018"/>
        </table:table-row>
      </table:table>
      <table:table table:name="metadata" table:style-name="ta1">
        <table:table-column table:style-name="co7" table:default-cell-style-name="ce2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col_nam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try_trait_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aitID as provided in the TRY database</text:p>
          </table:table-cell>
        </table:table-row>
        <table:table-row table:style-name="ro1">
          <table:table-cell office:value-type="string" calcext:value-type="string">
            <text:p>try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Name field as provided in the TRY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bien_try_correspondance.A1:bien_try_correspondance.G1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6:03:27.5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08T16:39:24.759000000</meta:creation-date>
    <dc:date>2024-05-17T16:04:38.888000000</dc:date>
    <dc:creator>Matthias Grenié</dc:creator>
    <meta:editing-duration>PT9H23M39S</meta:editing-duration>
    <meta:editing-cycles>25</meta:editing-cycles>
    <meta:generator>LibreOffice/7.6.5.2$Windows_X86_64 LibreOffice_project/38d5f62f85355c192ef5f1dd47c5c0c0c6d6598b</meta:generator>
    <meta:document-statistic meta:table-count="2" meta:cell-count="832" meta:object-count="0"/>
  </office:meta>
</office:document-meta>
</file>